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931" officeooo:paragraph-rsid="0000e931"/>
    </style:style>
    <style:style style:name="P2" style:family="paragraph" style:parent-style-name="Standard">
      <style:text-properties fo:font-weight="normal" officeooo:rsid="00034a95" officeooo:paragraph-rsid="00034a95" style:font-weight-asian="normal" style:font-weight-complex="normal"/>
    </style:style>
    <style:style style:name="P3" style:family="paragraph" style:parent-style-name="Standard">
      <style:text-properties fo:font-weight="normal" officeooo:rsid="0004d19d" officeooo:paragraph-rsid="0004d19d" style:font-weight-asian="normal" style:font-weight-complex="normal"/>
    </style:style>
    <style:style style:name="P4" style:family="paragraph" style:parent-style-name="Standard">
      <style:text-properties fo:font-weight="normal" officeooo:rsid="0008a71a" officeooo:paragraph-rsid="0008a71a" style:font-weight-asian="normal" style:font-weight-complex="normal"/>
    </style:style>
    <style:style style:name="P5" style:family="paragraph" style:parent-style-name="Standard">
      <style:text-properties fo:font-weight="normal" officeooo:rsid="000b3e38" officeooo:paragraph-rsid="000b3e38" style:font-weight-asian="normal" style:font-weight-complex="normal"/>
    </style:style>
    <style:style style:name="P6" style:family="paragraph" style:parent-style-name="Standard">
      <style:text-properties fo:language="en" fo:country="US" fo:font-weight="normal" officeooo:rsid="000be380" officeooo:paragraph-rsid="000be380" style:font-weight-asian="normal" style:font-weight-complex="normal"/>
    </style:style>
    <style:style style:name="P7" style:family="paragraph" style:parent-style-name="Standard">
      <style:text-properties fo:language="en" fo:country="US" fo:font-weight="normal" officeooo:rsid="000c075f" officeooo:paragraph-rsid="000c075f" style:font-weight-asian="normal" style:font-weight-complex="normal"/>
    </style:style>
    <style:style style:name="P8" style:family="paragraph" style:parent-style-name="Standard">
      <style:text-properties fo:language="en" fo:country="US" fo:font-weight="normal" officeooo:rsid="00034a95" officeooo:paragraph-rsid="00034a95" style:font-weight-asian="normal" style:font-weight-complex="normal"/>
    </style:style>
    <style:style style:name="P9" style:family="paragraph" style:parent-style-name="Standard">
      <style:text-properties fo:language="en" fo:country="US" fo:font-weight="normal" officeooo:rsid="0004d19d" officeooo:paragraph-rsid="0004d19d" style:font-weight-asian="normal" style:font-weight-complex="normal"/>
    </style:style>
    <style:style style:name="P10" style:family="paragraph" style:parent-style-name="Standard">
      <style:text-properties style:rfc-language-tag="sr-Latn-RS" fo:language="sr" fo:script="Latn" fo:country="RS" fo:font-weight="bold" officeooo:rsid="00016e76" officeooo:paragraph-rsid="00016e76" style:font-weight-asian="bold" style:font-weight-complex="bold"/>
    </style:style>
    <style:style style:name="P11" style:family="paragraph" style:parent-style-name="Standard">
      <style:paragraph-properties fo:text-align="center" style:justify-single-word="false"/>
      <style:text-properties style:rfc-language-tag="sr-Latn-RS" fo:language="sr" fo:script="Latn" fo:country="RS" fo:font-weight="bold" officeooo:rsid="00076ee8" officeooo:paragraph-rsid="00076ee8" style:font-weight-asian="bold" style:font-weight-complex="bold"/>
    </style:style>
    <style:style style:name="P12" style:family="paragraph" style:parent-style-name="Standard">
      <style:text-properties style:rfc-language-tag="sr-Latn-RS" fo:language="sr" fo:script="Latn" fo:country="RS" fo:font-weight="bold" officeooo:rsid="0008a71a" officeooo:paragraph-rsid="0008a71a" style:font-weight-asian="bold" style:font-weight-complex="bold"/>
    </style:style>
    <style:style style:name="P13" style:family="paragraph" style:parent-style-name="Standard">
      <style:text-properties style:rfc-language-tag="sr-Latn-RS" fo:language="sr" fo:script="Latn" fo:country="RS" fo:font-weight="normal" officeooo:rsid="00034a95" officeooo:paragraph-rsid="00034a95" style:font-weight-asian="normal" style:font-weight-complex="normal"/>
    </style:style>
    <style:style style:name="P14" style:family="paragraph" style:parent-style-name="Standard">
      <style:text-properties style:rfc-language-tag="sr-Latn-RS" fo:language="sr" fo:script="Latn" fo:country="RS" fo:font-weight="normal" officeooo:rsid="0004d19d" officeooo:paragraph-rsid="0004d19d" style:font-weight-asian="normal" style:font-weight-complex="normal"/>
    </style:style>
    <style:style style:name="P15" style:family="paragraph" style:parent-style-name="Standard">
      <style:text-properties style:rfc-language-tag="sr-Latn-RS" fo:language="sr" fo:script="Latn" fo:country="RS" fo:font-weight="normal" officeooo:rsid="00076ee8" officeooo:paragraph-rsid="00076ee8" style:font-weight-asian="normal" style:font-weight-complex="normal"/>
    </style:style>
    <style:style style:name="P16" style:family="paragraph" style:parent-style-name="Standard">
      <style:text-properties style:rfc-language-tag="sr-Latn-RS" fo:language="sr" fo:script="Latn" fo:country="RS" fo:font-weight="normal" officeooo:rsid="0008a71a" officeooo:paragraph-rsid="0008a71a" style:font-weight-asian="normal" style:font-weight-complex="normal"/>
    </style:style>
    <style:style style:name="P17" style:family="paragraph" style:parent-style-name="Standard">
      <style:text-properties style:rfc-language-tag="sr-Latn-RS" fo:language="sr" fo:script="Latn" fo:country="RS" fo:font-weight="normal" officeooo:rsid="00096d5f" officeooo:paragraph-rsid="0008a71a" style:font-weight-asian="normal" style:font-weight-complex="normal"/>
    </style:style>
    <style:style style:name="P18" style:family="paragraph" style:parent-style-name="Standard">
      <style:text-properties style:rfc-language-tag="sr-Latn-RS" fo:language="sr" fo:script="Latn" fo:country="RS" fo:font-weight="normal" officeooo:rsid="00096d5f" officeooo:paragraph-rsid="000b3e38" style:font-weight-asian="normal" style:font-weight-complex="normal"/>
    </style:style>
    <style:style style:name="P19" style:family="paragraph" style:parent-style-name="Standard">
      <style:text-properties style:rfc-language-tag="sr-Latn-RS" fo:language="sr" fo:script="Latn" fo:country="RS" fo:font-weight="normal" officeooo:rsid="000c075f" officeooo:paragraph-rsid="000c075f" style:font-weight-asian="normal" style:font-weight-complex="normal"/>
    </style:style>
    <style:style style:name="P20" style:family="paragraph" style:parent-style-name="Standard">
      <style:text-properties style:rfc-language-tag="sr-Latn-RS" fo:language="sr" fo:script="Latn" fo:country="RS" fo:font-weight="normal" officeooo:rsid="000c38b3" officeooo:paragraph-rsid="000c38b3" style:font-weight-asian="normal" style:font-weight-complex="normal"/>
    </style:style>
    <style:style style:name="P21" style:family="paragraph" style:parent-style-name="Standard">
      <style:paragraph-properties fo:text-align="center" style:justify-single-word="false"/>
      <style:text-properties fo:font-weight="bold" officeooo:rsid="0000e931" officeooo:paragraph-rsid="0000e931" style:font-weight-asian="bold" style:font-weight-complex="bold"/>
    </style:style>
    <style:style style:name="P22" style:family="paragraph" style:parent-style-name="Standard">
      <style:paragraph-properties fo:text-align="start" style:justify-single-word="false"/>
      <style:text-properties fo:color="#000000" style:rfc-language-tag="sr-Latn-RS" fo:language="sr" fo:script="Latn" fo:country="RS" fo:font-weight="normal" officeooo:rsid="00112308" officeooo:paragraph-rsid="00112308" style:font-weight-asian="normal" style:font-weight-complex="normal"/>
    </style:style>
    <style:style style:name="P23" style:family="paragraph" style:parent-style-name="Standard">
      <style:paragraph-properties fo:text-align="start" style:justify-single-word="false"/>
      <style:text-properties fo:color="#000000" style:rfc-language-tag="sr-Latn-RS" fo:language="sr" fo:script="Latn" fo:country="RS" fo:font-weight="normal" officeooo:rsid="0012780f" officeooo:paragraph-rsid="0012780f" style:font-weight-asian="normal" style:font-weight-complex="normal"/>
    </style:style>
    <style:style style:name="P24" style:family="paragraph" style:parent-style-name="Standard">
      <style:paragraph-properties fo:text-align="center" style:justify-single-word="false"/>
      <style:text-properties fo:color="#000000" style:rfc-language-tag="sr-Latn-RS" fo:language="sr" fo:script="Latn" fo:country="RS" fo:font-weight="bold" officeooo:rsid="000d9b76" officeooo:paragraph-rsid="000d9b76" style:font-weight-asian="bold" style:font-weight-complex="bold"/>
    </style:style>
    <style:style style:name="P25" style:family="paragraph" style:parent-style-name="Standard">
      <style:paragraph-properties fo:text-align="center" style:justify-single-word="false"/>
      <style:text-properties fo:color="#000000" style:rfc-language-tag="sr-Latn-RS" fo:language="sr" fo:script="Latn" fo:country="RS" fo:font-weight="bold" officeooo:rsid="000f4978" officeooo:paragraph-rsid="000f4978" style:font-weight-asian="bold" style:font-weight-complex="bold"/>
    </style:style>
    <style:style style:name="P26" style:family="paragraph" style:parent-style-name="Standard">
      <style:paragraph-properties fo:text-align="start" style:justify-single-word="false"/>
      <style:text-properties fo:color="#000000" fo:language="en" fo:country="US" fo:font-weight="normal" officeooo:rsid="0012780f" officeooo:paragraph-rsid="0012780f" style:font-weight-asian="normal" style:font-weight-complex="normal"/>
    </style:style>
    <style:style style:name="P27" style:family="paragraph" style:parent-style-name="Standard">
      <style:paragraph-properties fo:text-align="start" style:justify-single-word="false"/>
      <style:text-properties fo:color="#000000" style:rfc-language-tag="sr-Latn-RS" fo:language="sr" fo:script="Latn" fo:country="RS" fo:font-weight="normal" officeooo:rsid="000f4978" officeooo:paragraph-rsid="00146136" style:font-weight-asian="normal" style:font-weight-complex="normal"/>
    </style:style>
    <style:style style:name="P28" style:family="paragraph" style:parent-style-name="Standard">
      <style:paragraph-properties fo:text-align="center" style:justify-single-word="false"/>
      <style:text-properties fo:color="#000000" style:rfc-language-tag="sr-Latn-RS" fo:language="sr" fo:script="Latn" fo:country="RS" fo:font-weight="bold" officeooo:rsid="000f4978" officeooo:paragraph-rsid="000f4978" style:font-weight-asian="bold" style:font-weight-complex="bold"/>
    </style:style>
    <style:style style:name="P29" style:family="paragraph">
      <style:paragraph-properties fo:text-align="center"/>
    </style:style>
    <style:style style:name="P30" style:family="paragraph">
      <loext:graphic-properties draw:fill-color="#ff3300"/>
      <style:paragraph-properties fo:text-align="center"/>
      <style:text-properties fo:color="#ffffff" fo:font-weight="bold" style:font-weight-asian="bold" style:font-weight-complex="bold"/>
    </style:style>
    <style:style style:name="P31" style:family="paragraph">
      <loext:graphic-properties draw:fill="none" draw:fill-color="#ffffff"/>
    </style:style>
    <style:style style:name="P32" style:family="paragraph">
      <loext:graphic-properties draw:fill-color="#ff3300"/>
      <style:paragraph-properties fo:text-align="center"/>
    </style:style>
    <style:style style:name="P3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34" style:family="paragraph">
      <loext:graphic-properties draw:fill-color="#ffcc00"/>
      <style:paragraph-properties fo:text-align="center"/>
    </style:style>
    <style:style style:name="P35" style:family="paragraph">
      <style:paragraph-properties fo:text-align="center"/>
      <style:text-properties fo:color="#ffffff"/>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016e76"/>
    </style:style>
    <style:style style:name="T3" style:family="text">
      <style:text-properties style:rfc-language-tag="sr-Latn-RS" fo:language="sr" fo:script="Latn" fo:country="RS" officeooo:rsid="00034a95"/>
    </style:style>
    <style:style style:name="T4" style:family="text">
      <style:text-properties style:rfc-language-tag="sr-Latn-RS" fo:language="sr" fo:script="Latn" fo:country="RS" officeooo:rsid="0005897e"/>
    </style:style>
    <style:style style:name="T5" style:family="text">
      <style:text-properties style:rfc-language-tag="sr-Latn-RS" fo:language="sr" fo:script="Latn" fo:country="RS" officeooo:rsid="00096d5f"/>
    </style:style>
    <style:style style:name="T6" style:family="text">
      <style:text-properties style:rfc-language-tag="sr-Latn-RS" fo:language="sr" fo:script="Latn" fo:country="RS" officeooo:rsid="000d9b76"/>
    </style:style>
    <style:style style:name="T7" style:family="text">
      <style:text-properties style:rfc-language-tag="sr-Latn-RS" fo:language="sr" fo:script="Latn" fo:country="RS" officeooo:rsid="00146136"/>
    </style:style>
    <style:style style:name="T8" style:family="text">
      <style:text-properties fo:language="en" fo:country="US"/>
    </style:style>
    <style:style style:name="T9" style:family="text">
      <style:text-properties fo:language="en" fo:country="US" officeooo:rsid="0004d19d"/>
    </style:style>
    <style:style style:name="T10" style:family="text">
      <style:text-properties fo:language="en" fo:country="US" officeooo:rsid="00096d5f"/>
    </style:style>
    <style:style style:name="T11" style:family="text">
      <style:text-properties fo:language="en" fo:country="US" officeooo:rsid="001414fa"/>
    </style:style>
    <style:style style:name="T12" style:family="text">
      <style:text-properties fo:language="en" fo:country="US" officeooo:rsid="00146136"/>
    </style:style>
    <style:style style:name="T13" style:family="text">
      <style:text-properties officeooo:rsid="000be380"/>
    </style:style>
    <style:style style:name="T14" style:family="text">
      <style:text-properties officeooo:rsid="000f4978"/>
    </style:style>
    <style:style style:name="T15" style:family="text">
      <style:text-properties officeooo:rsid="000f7f40"/>
    </style:style>
    <style:style style:name="T16" style:family="text">
      <style:text-properties officeooo:rsid="00146136"/>
    </style:style>
    <style:style style:name="T17" style:family="text">
      <style:text-properties fo:color="#ffffff" fo:font-weight="bold" style:font-weight-asian="bold" style:font-weight-complex="bold"/>
    </style:style>
    <style:style style:name="T18" style:family="text">
      <style:text-properties fo:color="#ffffff"/>
    </style:style>
    <style:style style:name="gr1" style:family="graphic">
      <style:graphic-properties draw:fill-color="#ff3300" draw:textarea-horizontal-align="justify" draw:textarea-vertical-align="middle" draw:auto-grow-height="false" fo:min-height="1.098in" fo:min-width="1.1209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3300" draw:textarea-horizontal-align="justify" draw:textarea-vertical-align="middle" draw:auto-grow-height="false" fo:min-height="2.3854in" fo:min-width="2.3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cc00" draw:textarea-horizontal-align="justify" draw:textarea-vertical-align="top" draw:auto-grow-height="false" fo:min-height="2.1374in" fo:min-width="1.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top" draw:auto-grow-height="false" fo:min-height="0.4791in" fo:min-width="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top" draw:auto-grow-height="false" fo:min-height="0.5in" fo:min-width="0.8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top" draw:auto-grow-height="false" fo:min-height="0.4583in" fo:min-width="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top" draw:auto-grow-height="false" fo:min-height="0.4165in" fo:min-width="0.8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3417in" fo:min-width="0.549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cope service</text:p>
      <text:p text:style-name="P1"/>
      <text:p text:style-name="P1">Treba jos malo porazgovarati natemu <text:span text:style-name="T7">$</text:span>scope, to je ustvari ono sto ve<text:span text:style-name="T1">že model za view </text:span><text:span text:style-name="T2">u stvari to je scope service</text:span><text:span text:style-name="T1">. </text:span><text:span text:style-name="T2">I ukljucuje se u kontroleru kao dependency injection. </text:span></text:p>
      <text:p text:style-name="P10"/>
      <text:p text:style-name="P10">Primer 2.1</text:p>
      <text:p text:style-name="P10"/>
      <text:p text:style-name="P2"><text:span text:style-name="T1">Vidimo našu osnovnu postavku angular.js aplikacije i u okviru main controllera injektujemo $scope kao parametar. Dolar naravno ne pretstavlja ništa posebno osim deo imena. </text:span><text:span text:style-name="T11">K</text:span><text:span text:style-name="T1">ada pogledate i ostale angular.js servise videcete da uglavnom svi built in imaju dolar ispred svog imena. Dakle sta je ovo? Sobzirom da nigde nemamo deklarisanu promenjivu $scope ovde se radi o </text:span><text:span text:style-name="T8">dependenc</text:span><text:span text:style-name="T9">y</text:span><text:span text:style-name="T8">injectionu</text:span><text:span text:style-name="T1">. Ako u okviru samog kontrolera iskonzoliramo $scope videcemo da se radi o vtrlo složenom objektu.</text:span></text:p>
      <text:p text:style-name="P13"/>
      <text:p text:style-name="P13">Takodje u okviru <text:s/>ovog servisa moćete da nadodajete varijable i metode</text:p>
      <text:p text:style-name="P13"/>
      <text:p text:style-name="P2"><text:span text:style-name="T1">var $scope.name </text:span><text:span text:style-name="T8">= ‘Zoran Vulanovic’;</text:span></text:p>
      <text:p text:style-name="P8"/>
      <text:p text:style-name="P3"><text:span text:style-name="T8">Ako refresujemo videcemo u konzoli da je nadodao </text:span><text:span text:style-name="T1">no</text:span><text:span text:style-name="T4">v</text:span><text:span text:style-name="T1">i</text:span><text:span text:style-name="T8"> property name sa vrednoscu Zoran Vulanovic koji nije postojao na proslom console.log()</text:span></text:p>
      <text:p text:style-name="P9"/>
      <text:p text:style-name="P9">ili ako dodamo var occupation = ‘Web Developer’;</text:p>
      <text:p text:style-name="P9"/>
      <text:p text:style-name="P3"><text:span text:style-name="T8">cak </text:span><text:span text:style-name="T1">možemo</text:span><text:span text:style-name="T8"> da dodamo I $scope.getName = </text:span><text:span text:style-name="T1">function()</text:span><text:span text:style-name="T8">{ return </text:span><text:span text:style-name="T3">$scope.name;</text:span><text:span text:style-name="T8">};</text:span></text:p>
      <text:p text:style-name="P9"/>
      <text:p text:style-name="P9">Dakle osnovna ideja jeste da u kontrolerima <text:span text:style-name="T1">varija</text:span><text:span text:style-name="T7">b</text:span><text:span text:style-name="T1">le</text:span> I funkcije nadodajemo na $scope.</text:p>
      <text:p text:style-name="P9"/>
      <text:p text:style-name="P3"><text:span text:style-name="T8">$scope ustvari predstavlja sredi</text:span><text:span text:style-name="T1">šnji sloj koji veže podatke sa view-a na controller i obrnuto. </text:span></text:p>
      <text:p text:style-name="P14">Ovoga ce te se dosta nagledati u stvari ovo vam sve govorim iz razloga da bi ste razumeli vezu izmedju viewa i controllera.</text:p>
      <text:p text:style-name="P14"/>
      <text:p text:style-name="P14"/>
      <text:p text:style-name="P11">Dodavanje drugih servisa</text:p>
      <text:p text:style-name="P12">Primer 2.2</text:p>
      <text:p text:style-name="P12"/>
      <text:p text:style-name="P15">Do sada smo samo pogledali osnovno u $scope service ali ima jako puno servisa u angularu koji se koriste bas po istom principu kao i $scope service.</text:p>
      <text:p text:style-name="P15">Malo ćemo utonuti i u druge servise cisto da vidimo kako oni rade i kako vam mogu pomoci da izgradite vašu aplikaciju. </text:p>
      <text:p text:style-name="P15"/>
      <text:p text:style-name="P15">Pogladjmo neke od osnovnih servisa u angular.js ako odemo na web adresu angularjs.org</text:p>
      <text:p text:style-name="P16">U sekciji download odaberemo poslednju verziju angular.js fajla i ako potražimo naprimer service $log videcemo poveći spisak servisa. Listu servisa takodje možete videti na api referenece u okviru sajta.</text:p>
      <text:p text:style-name="P4"><text:span text:style-name="T1">Za pocetak pogledajmo servis $log u stvari sve stvari vezane za prikazivanje u konzoli na najjednostavnii nacin treba da prikazujemo kroz ovaj servis a ne da koristimo console.log(). Kako to radimo pa u nasem main kontroleru pored injektovanog$scope servicea treba na isti način metodom dependency injection da implementiramo angularov $log servis </text:span><text:span text:style-name="T5">i ako ga iskonyoliramo videćemo da u sebi ima osnovne metode za ispisivanje odgovarajucih poruka u konzoli.</text:span></text:p>
      <text:p text:style-name="P17"/>
      <text:p text:style-name="P5"><text:span text:style-name="T10"><text:s text:c="8"/></text:span><text:span text:style-name="T5">$log.log("This is default console text");</text:span></text:p>
      <text:p text:style-name="P18"><text:soft-page-break/><text:s text:c="8"/>$log.debug("This is text for debug");</text:p>
      <text:p text:style-name="P18"><text:s text:c="8"/>$log.warn("This is text for Warning");</text:p>
      <text:p text:style-name="P5"><text:span text:style-name="T5"><text:s text:c="8"/>$log.error("This is text for </text:span><text:span text:style-name="T8">Error</text:span><text:span text:style-name="T5">");</text:span></text:p>
      <text:p text:style-name="P18"/>
      <text:p text:style-name="P6">Da probamo da vidimo jo<text:span text:style-name="T1">š jedan servis. Možemo da probamo filter servis. Postupak injektovanja ovog servisa u kontroler je identičan kao kod scopea i log servicea. <text:s/>Samo nadodamo $filter .</text:span></text:p>
      <text:p text:style-name="P6">U kontroleru na scope servis nadodajemo novi property.</text:p>
      <text:p text:style-name="P6"/>
      <text:p text:style-name="P6">$scope.name =”Marko Markovic”</text:p>
      <text:p text:style-name="P6"/>
      <text:p text:style-name="P6"><text:s/>onda nadodjem</text:p>
      <text:p text:style-name="P6"/>
      <text:p text:style-name="P6">$scope.formattedname = $filter(“uppercase”)($scope.name)</text:p>
      <text:p text:style-name="P6"/>
      <text:p text:style-name="P7">$log.info(<text:span text:style-name="T13">$scope.formattedname</text:span>)</text:p>
      <text:p text:style-name="P7"/>
      <text:p text:style-name="P7">Kao sto vidite angular <text:span text:style-name="T1">pru</text:span><text:span text:style-name="T6">ž</text:span><text:span text:style-name="T1">a</text:span> <text:span text:style-name="T6">č</text:span>itav ekosistem da koristite metod kroz injektovane objekte tako da <text:span text:style-name="T1">vaš kontroler</text:span> ne mora da dr<text:span text:style-name="T1">ži svu logiku vašeg koda. Time je naš kod bolje organizovan, čitljiv i spreman za testiranje. Ne samo koristeći builtin services već i custom services koje ćemo i sami praviti.</text:span></text:p>
      <text:p text:style-name="P19"/>
      <text:p text:style-name="P20">Postoje i drugi servisi koji su spakovani u druge module pa tako ako odemo na angular download stranicu i uzmemo angular-messages.js</text:p>
      <text:p text:style-name="P20"/>
      <text:p text:style-name="P20"/>
      <text:p text:style-name="P24"><draw:custom-shape text:anchor-type="paragraph" draw:z-index="0" draw:name="Shape1" draw:style-name="gr1" draw:text-style-name="P30" svg:width="1.585in" svg:height="1.5524in" svg:x="0.372in" svg:y="0.5618in"><text:p text:style-name="P29"><text:span text:style-name="T17">JavaScript </text:span></text:p><text:p text:style-name="P29"><text:span text:style-name="T17">EventLoo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Shape2" draw:style-name="gr2" draw:text-style-name="P29" svg:x1="1.6965in" svg:y1="0.7594in" svg:x2="2.2693in" svg:y2="0.4366in"><text:p/></draw:line><draw:line text:anchor-type="paragraph" draw:z-index="2" draw:name="Shape3" draw:style-name="gr2" draw:text-style-name="P29" svg:x1="1.9571in" svg:y1="1.1346in" svg:x2="2.5091in" svg:y2="0.9472in"><text:p/></draw:line><draw:line text:anchor-type="paragraph" draw:z-index="3" draw:name="Shape4" draw:style-name="gr2" draw:text-style-name="P29" svg:x1="1.7591in" svg:y1="1.8638in" svg:x2="2.1965in" svg:y2="2.1764in"><text:p/></draw:line><draw:line text:anchor-type="paragraph" draw:z-index="4" draw:name="Shape5" draw:style-name="gr2" draw:text-style-name="P29" svg:x1="1.2693in" svg:y1="2.1138in" svg:x2="1.7902in" svg:y2="2.4992in"><text:p/></draw:line><text:span text:style-name="T14">W</text:span>atchers and D<text:span text:style-name="T14">igest</text:span> Loop</text:p>
      <text:p text:style-name="P24"><draw:frame text:anchor-type="paragraph" draw:z-index="5" draw:name="Shape6" draw:style-name="gr3" draw:text-style-name="P31" svg:width="0.8441in" svg:height="0.2398in" svg:x="2.4047in" svg:y="0.1307in"><draw:text-box><text:p>keypress</text:p></draw:text-box></draw:frame><draw:custom-shape text:anchor-type="paragraph" draw:z-index="9" draw:name="Shape7" draw:style-name="gr4" draw:text-style-name="P32" svg:width="2.3858in" svg:height="2.3858in" svg:x="4.3528in" svg:y="0.1409in"><text:p/><draw:enhanced-geometry svg:viewBox="0 0 21600 21600" draw:type="rectangle" draw:enhanced-path="M 0 0 L 21600 0 21600 21600 0 21600 0 0 Z N"/></draw:custom-shape></text:p>
      <text:p text:style-name="P25"><draw:frame text:anchor-type="paragraph" draw:z-index="7" draw:name="Shape6" draw:style-name="gr3" draw:text-style-name="P31" svg:width="0.8441in" svg:height="0.2398in" svg:x="2.2591in" svg:y="1.6472in"><draw:text-box><text:p>mouseover</text:p></draw:text-box></draw:frame><draw:frame text:anchor-type="paragraph" draw:z-index="6" draw:name="Shape6" draw:style-name="gr3" draw:text-style-name="P31" svg:width="0.8441in" svg:height="0.2398in" svg:x="2.6028in" svg:y="0.4701in"><draw:text-box><text:p>click</text:p></draw:text-box></draw:frame><draw:frame text:anchor-type="paragraph" draw:z-index="8" draw:name="Shape6" draw:style-name="gr3" draw:text-style-name="P31" svg:width="0.8441in" svg:height="0.2398in" svg:x="1.8945in" svg:y="2.0327in"><draw:text-box><text:p>change</text:p></draw:text-box></draw:frame><draw:custom-shape text:anchor-type="paragraph" draw:z-index="10" draw:name="Shape8" draw:style-name="gr5" draw:text-style-name="P34" svg:width="1.115in" svg:height="2.1378in" svg:x="4.4882in" svg:y="0.0201in"><text:p text:style-name="P33">Watchers</text:p><draw:enhanced-geometry svg:viewBox="0 0 21600 21600" draw:type="rectangle" draw:enhanced-path="M 0 0 L 21600 0 21600 21600 0 21600 0 0 Z N"/></draw:custom-shape><draw:custom-shape text:anchor-type="paragraph" draw:z-index="11" draw:name="Shape9" draw:style-name="gr6" draw:text-style-name="P35" svg:width="0.7398in" svg:height="0.4795in" svg:x="4.5717in" svg:y="0.3035in"><text:p text:style-name="P33"><text:span text:style-name="T18">OldValue</text:span></text:p><draw:enhanced-geometry svg:viewBox="0 0 21600 21600" draw:type="rectangle" draw:enhanced-path="M 0 0 L 21600 0 21600 21600 0 21600 0 0 Z N"/></draw:custom-shape><draw:custom-shape text:anchor-type="paragraph" draw:z-index="12" draw:name="Shape9" draw:style-name="gr7" draw:text-style-name="P35" svg:width="0.8232in" svg:height="0.5004in" svg:x="4.6965in" svg:y="0.7098in"><text:p text:style-name="P33"><text:span text:style-name="T18">New Value</text:span></text:p><draw:enhanced-geometry svg:viewBox="0 0 21600 21600" draw:type="rectangle" draw:enhanced-path="M 0 0 L 21600 0 21600 21600 0 21600 0 0 Z N"/></draw:custom-shape><draw:custom-shape text:anchor-type="paragraph" draw:z-index="13" draw:name="Shape9" draw:style-name="gr8" draw:text-style-name="P35" svg:width="0.7398in" svg:height="0.4587in" svg:x="4.5717in" svg:y="1.3138in"><text:p text:style-name="P33"><text:span text:style-name="T18">Old Value</text:span></text:p><draw:enhanced-geometry svg:viewBox="0 0 21600 21600" draw:type="rectangle" draw:enhanced-path="M 0 0 L 21600 0 21600 21600 0 21600 0 0 Z N"/></draw:custom-shape><draw:custom-shape text:anchor-type="paragraph" draw:z-index="14" draw:name="Shape9" draw:style-name="gr9" draw:text-style-name="P35" svg:width="0.8232in" svg:height="0.4169in" svg:x="4.6965in" svg:y="1.6555in"><text:p text:style-name="P33"><text:span text:style-name="T18">New Value</text:span></text:p><draw:enhanced-geometry svg:viewBox="0 0 21600 21600" draw:type="rectangle" draw:enhanced-path="M 0 0 L 21600 0 21600 21600 0 21600 0 0 Z N"/></draw:custom-shape><draw:custom-shape text:anchor-type="paragraph" draw:z-index="15" draw:name="Shape10" draw:style-name="gr10" draw:text-style-name="P29" svg:width="0.7776in" svg:height="1.8961in" svg:x="5.8161in" svg:y="0.152in"><text:p text:style-name="P29">Digest </text:p><text:p text:style-name="P29">Cyc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
      <text:p text:style-name="P25"/>
      <text:p text:style-name="P25"/>
      <text:p text:style-name="P27">Kao što <text:span text:style-name="T8">z</text:span>nate javascript im<text:span text:style-name="T8">a</text:span> event loop. Registrovani eventi u <text:span text:style-name="T16">execution</text:span> context-u konstantno slu<text:span text:style-name="T16">š</text:span>aju u event loop <text:span text:style-name="T8">za akcije poput keypress, click, mouseover, change</text:span>. <text:span text:style-name="T8">Sve su ovo eventi koji treba da se dese I koji treba da odgovore. Ukoliko ste ovo radili u core javascripta ili ste manuelno dodavali sve ove eventove. <text:s/>Angular.js ustvari dodaje event listenere za vas </text:span><text:span text:style-name="T16">i</text:span><text:span text:style-name="T8"> </text:span><text:span text:style-name="T12">p</text:span><text:span text:style-name="T16">roširuje</text:span><text:span text:style-name="T8"> event loop u cilju obezbe</text:span><text:span text:style-name="T12">đ</text:span><text:span text:style-name="T8">enja veze podataka izmedju modela </text:span><text:span text:style-name="T12">i</text:span><text:span text:style-name="T8"> view-</text:span><text:span text:style-name="T16">a. A</text:span><text:span text:style-name="T8">ngular ima svoj sopstveni Angular kontext. Na vrhu event loop-a imamo ovaj </text:span><text:span text:style-name="T12">k</text:span><text:span text:style-name="T16">ontekst</text:span><text:span text:style-name="T8">. Dakle sve </text:span>š<text:span text:style-name="T8">to se odvija u okviru angular </text:span>okruženja<text:span text:style-name="T8"> </text:span>naziva se <text:span text:style-name="T15">angular kontekst i sve dok ste u tom okruženju i dok održavate vezu podatka u okviru $scopa možete uvek praviti upite u taj exicution kontekst kroz nešto što se zove $watch i nalazi se u samom $scope. Svaki put kada dodate neku variablu ili funkciju na scope i uradite interpolaciju na strani htmla. Za svaki ponaosob deo podatka se nadodaje nesto sto se zove watcher u watchlisti i obezbedjuje vam da pratite </text:span><text:soft-page-break/><text:span text:style-name="T15">odredjene vrednosti samog modela odnosno podatka. Na primer želite da pratite promenu podataka i konstantno da pratite odnos izmedju stare i novonastale vrednosti na event keypres nad tom varijablom se može primeniti watcher kako bi se pratio taj odnos podataka. Taj ciklus kada se nesto promeni u u varijabli se nayiva Digest Cycle. Slicno je event loopu samo je angular dodao svoj kontekst na topu javascripta kako bi obezbedio sopstveni event loop. Ovo je veoma bitan deo da razumete sta obezbedjuje konstantnu vezu izmedju samog podatka i view i obrnu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rawing" style:family="paragraph" style:parent-style-name="Caption"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01:15:13.077000000</meta:creation-date>
    <dc:date>2017-10-03T08:41:00.404000000</dc:date>
    <meta:editing-duration>PT10H27M</meta:editing-duration>
    <meta:editing-cycles>4</meta:editing-cycles>
    <meta:generator>LibreOffice/5.2.0.4$Windows_x86 LibreOffice_project/066b007f5ebcc236395c7d282ba488bca6720265</meta:generator>
    <meta:document-statistic meta:table-count="0" meta:image-count="0" meta:object-count="0" meta:page-count="3" meta:paragraph-count="33" meta:word-count="774" meta:character-count="4971" meta:non-whitespace-character-count="4191"/>
  </office:meta>
</office:document-meta>
</file>